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1pt"/>
    </style:style>
    <style:style style:name="co2" style:family="table-column">
      <style:table-column-properties fo:break-before="auto" style:column-width="137pt"/>
    </style:style>
    <style:style style:name="co3" style:family="table-column">
      <style:table-column-properties fo:break-before="auto" style:column-width="177.99pt"/>
    </style:style>
    <style:style style:name="ro1" style:family="table-row">
      <style:table-row-properties style:row-height="23.44pt" fo:break-before="auto" style:use-optimal-row-height="true"/>
    </style:style>
    <style:style style:name="ro2" style:family="table-row">
      <style:table-row-properties style:row-height="471.2pt" fo:break-before="auto" style:use-optimal-row-height="true"/>
    </style:style>
    <style:style style:name="ro3" style:family="table-row">
      <style:table-row-properties style:row-height="90.6pt" fo:break-before="auto" style:use-optimal-row-height="true"/>
    </style:style>
    <style:style style:name="ro4" style:family="table-row">
      <style:table-row-properties style:row-height="45.81pt" fo:break-before="auto" style:use-optimal-row-height="true"/>
    </style:style>
    <style:style style:name="ro5" style:family="table-row">
      <style:table-row-properties style:row-height="42.41pt" fo:break-before="auto" style:use-optimal-row-height="false"/>
    </style:style>
    <style:style style:name="ro6" style:family="table-row">
      <style:table-row-properties style:row-height="34.61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font-name="Arial"/>
    </style:style>
    <style:style style:name="ce4" style:family="table-cell" style:parent-style-name="Default">
      <style:table-cell-properties fo:background-color="#fff200" fo:wrap-option="wrap" style:vertical-align="top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background-color="#fff200" fo:wrap-option="wrap" style:vertical-align="top"/>
      <style:text-properties style:font-name="Arial"/>
    </style:style>
    <style:style style:name="ce6" style:family="table-cell" style:parent-style-name="Default">
      <style:table-cell-properties style:vertical-align="top"/>
      <style:text-properties style:font-name="Arial"/>
    </style:style>
    <style:style style:name="T1" style:family="text">
      <style:text-properties style:font-name="Arial" style:font-weight-complex="bold" fo:font-weight="bold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style-asian="normal" style:font-style-complex="normal" style:text-emphasize="none" style:font-relief="none" style:text-overline-style="none" style:text-overline-color="font-color" fo:color="#2a6099" style:font-weight-asian="bold"/>
    </style:style>
    <style:style style:name="T2" style:family="text">
      <style:text-properties fo:color="#ce181e"/>
    </style:style>
    <style:style style:name="T3" style:family="text">
      <style:text-properties style:text-underline-style="none" style:text-underline-color="font-color" style:font-weight-asian="bold" fo:color="#2a6099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style:font-name="Arial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fo:font-weight="bold" style:font-weight-complex="bold"/>
    </style:style>
    <style:style style:name="T4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weight-asian="normal" style:font-weight-complex="normal" fo:font-weight="normal" style:font-name="Arial"/>
    </style:style>
    <style:style style:name="T5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fo:color="#ce181e" style:font-weight-asian="bold" style:font-weight-complex="bold" fo:font-weight="bold"/>
    </style:style>
    <style:style style:name="T6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fo:font-weight="normal" style:font-weight-complex="normal" style:font-weight-asian="normal"/>
    </style:style>
    <style:style style:name="T7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fo:font-weight="normal" style:font-weight-complex="normal" style:font-weight-asian="normal" style:font-name="Arial"/>
    </style:style>
    <style:style style:name="T8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fo:font-weight="normal" style:font-weight-complex="normal" style:font-weight-asian="normal" style:font-name="Arial" fo:color="#ce181e"/>
    </style:style>
    <style:style style:name="T9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style:font-weight-complex="bold" style:font-weight-asian="bold" fo:color="#ce181e" fo:font-weight="bold"/>
    </style:style>
    <style:style style:name="T10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fo:font-weight="normal" style:font-weight-asian="normal" style:font-weight-complex="normal"/>
    </style:style>
    <style:style style:name="T11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fo:font-weight="normal" style:font-weight-asian="normal" style:font-weight-complex="normal" style:font-name="Arial"/>
    </style:style>
    <style:style style:name="T12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fo:font-weight="normal" style:font-weight-asian="normal" style:font-weight-complex="normal" style:font-name="Arial" fo:color="#ce181e"/>
    </style:style>
    <style:style style:name="T13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style:font-weight-asian="bold" style:use-window-font-color="true" style:font-weight-complex="bold" fo:font-weight="bold"/>
    </style:style>
    <style:style style:name="T14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fo:font-weight="normal" style:font-weight-asian="normal" style:font-weight-complex="normal" fo:color="#ce181e" style:font-name="Arial"/>
    </style:style>
    <style:style style:name="T15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style:font-weight-asian="bold" fo:font-weight="bold" style:use-window-font-color="true" style:font-weight-complex="bold"/>
    </style:style>
    <style:style style:name="T16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style:font-weight-complex="normal" fo:font-weight="normal" style:font-weight-asian="normal"/>
    </style:style>
    <style:style style:name="T17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weight-complex="normal" fo:font-weight="normal" style:font-weight-asian="normal" style:font-name="Arial"/>
    </style:style>
    <style:style style:name="T18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weight-complex="normal" fo:font-weight="normal" style:font-weight-asian="normal" style:font-name="Arial" fo:color="#ce181e"/>
    </style:style>
    <style:style style:name="T19" style:family="text">
      <style:text-properties style:text-underline-style="none" style:text-underline-color="font-color" style:text-overline-style="none" style:text-overline-color="font-color" style:text-emphasize="none" style:font-style-asian="normal" style:font-size-asian="10pt" style:font-name-asian="Noto Sans CJK SC Regular" style:language-asian="zh" style:country-asian="CN" style:text-line-through-mode="continuous" style:text-outline="false" style:text-line-through-type="none" fo:font-size="10pt" fo:font-style="normal" fo:text-shadow="none" fo:language="en" fo:country="US" style:language-complex="hi" style:country-complex="IN" style:font-name-complex="FreeSans" style:font-size-complex="10pt" style:font-style-complex="normal" style:font-relief="none" style:font-name="Arial" style:use-window-font-color="true" fo:font-weight="bold" style:font-weight-asian="bold" style:font-weight-complex="bold"/>
    </style:style>
    <style:style style:name="T20" style:family="text">
      <style:text-properties style:font-size-complex="10pt" style:font-name="Ari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FreeSans" style:font-size-asian="10pt" fo:font-size="10pt" fo:language="en" fo:country="US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size-complex="10pt" style:font-name="Ari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FreeSans" style:font-size-asian="10pt" fo:font-size="10pt" fo:language="en" fo:country="US" style:font-style-asian="normal" style:font-style-complex="normal" style:text-emphasize="none" style:font-relief="none" style:text-overline-style="none" style:text-overline-color="font-color" fo:font-weight="bold" style:font-weight-complex="bold" style:font-weight-asian="bold" fo:color="#ce181e"/>
    </style:style>
    <style:style style:name="T22" style:family="text">
      <style:text-properties style:font-size-complex="10pt" style:font-name="Ari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FreeSans" style:font-size-asian="10pt" fo:font-size="10pt" fo:language="en" fo:country="US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23" style:family="text">
      <style:text-properties style:font-size-complex="10pt" style:font-name="Ari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FreeSans" style:font-size-asian="10pt" fo:font-size="10pt" fo:language="en" fo:country="U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font-size-complex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 Regular" style:font-name-complex="FreeSans" style:font-size-asian="10pt" fo:font-size="10pt" fo:language="en" fo:country="U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 style:font-name="Arial"/>
    </style:style>
    <style:style style:name="T25" style:family="text">
      <style:text-properties style:language-complex="hi" style:country-complex="IN" style:language-asian="zh" style:country-asian="CN" style:font-name="Arial" style:font-relief="none" style:text-emphasize="none" style:font-style-complex="normal" style:font-style-asian="normal" fo:font-size="10pt" style:font-size-asian="10pt" style:font-name-complex="FreeSans" style:font-size-complex="10pt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 Regular"/>
    </style:style>
    <style:style style:name="T26" style:family="text">
      <style:text-properties style:language-complex="hi" style:country-complex="IN" style:language-asian="zh" style:country-asian="CN" style:font-name="Arial" style:font-relief="none" style:text-emphasize="none" style:font-style-complex="normal" style:font-style-asian="normal" fo:font-size="10pt" style:font-size-asian="10pt" style:font-name-complex="FreeSans" style:font-size-complex="10pt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 Regular" fo:color="#ce181e" fo:font-weight="bold" style:font-weight-asian="bold" style:font-weight-complex="bold"/>
    </style:style>
    <style:style style:name="T27" style:family="text">
      <style:text-properties style:language-complex="hi" style:country-complex="IN" style:language-asian="zh" style:country-asian="CN" style:font-name="Arial" style:font-relief="none" style:text-emphasize="none" style:font-style-complex="normal" style:font-style-asian="normal" fo:font-size="10pt" style:font-size-asian="10pt" style:font-name-complex="FreeSans" style:font-size-complex="10pt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 Regular" fo:font-weight="normal" style:font-weight-asian="normal" style:font-weight-complex="normal"/>
    </style:style>
    <style:style style:name="T28" style:family="text">
      <style:text-properties style:language-complex="hi" style:country-complex="IN" style:language-asian="zh" style:country-asian="CN" style:font-relief="none" style:text-emphasize="none" style:font-style-complex="normal" style:font-style-asian="normal" fo:font-size="10pt" style:font-size-asian="10pt" style:font-name-complex="FreeSans" style:font-size-complex="10pt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 Regular" fo:font-weight="normal" style:font-weight-asian="normal" style:font-weight-complex="normal" style:font-name="Arial"/>
    </style:style>
    <style:style style:name="T29" style:family="text">
      <style:text-properties style:language-complex="hi" style:country-complex="IN" style:language-asian="zh" style:country-asian="CN" style:font-relief="none" style:text-emphasize="none" style:font-style-complex="normal" style:font-style-asian="normal" fo:font-size="10pt" style:font-size-asian="10pt" style:font-name-complex="FreeSans" style:font-size-complex="10pt" style:text-underline-style="none" style:text-underline-color="font-color" style:text-line-through-type="none" fo:font-style="normal" style:text-outline="false" fo:text-shadow="none" style:text-line-through-mode="continuous" fo:language="en" fo:country="US" style:text-overline-style="none" style:text-overline-color="font-color" style:font-name-asian="Noto Sans CJK SC Regular" fo:font-weight="normal" style:font-weight-asian="normal" style:font-weight-complex="normal" style:font-name="Arial" fo:color="#ce181e"/>
    </style:style>
    <style:style style:name="T30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Arial"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fo:font-size="10pt" style:font-name-complex="FreeSans"/>
    </style:style>
    <style:style style:name="T31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fo:font-size="10pt" style:font-name-complex="FreeSans" style:font-name="Arial"/>
    </style:style>
    <style:style style:name="T32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fo:font-size="10pt" style:font-name-complex="FreeSans" style:font-name="Arial" fo:color="#ce181e"/>
    </style:style>
    <style:style style:name="T33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FreeSans" style:font-name="Arial" fo:color="#ce181e" fo:font-weight="bold" style:font-weight-asian="bold" style:font-weight-complex="bold"/>
    </style:style>
    <style:style style:name="T34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FreeSans" style:font-name="Arial" fo:font-weight="normal" style:font-weight-asian="normal" style:font-weight-complex="normal"/>
    </style:style>
    <style:style style:name="T35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FreeSans" fo:font-weight="normal" style:font-weight-asian="normal" style:font-weight-complex="normal" style:font-name="Arial"/>
    </style:style>
    <style:style style:name="T36" style:family="text">
      <style:text-properties style:font-name-asian="Noto Sans CJK SC Regular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text-overline-style="none" style:text-overline-color="font-color" style:font-relief="none" style:text-emphasize="none" style:font-style-complex="normal" style:font-style-asian="normal" style:font-size-complex="10pt" style:font-size-asian="10pt" fo:font-size="10pt" style:font-name-complex="FreeSans" fo:font-weight="normal" style:font-weight-asian="normal" style:font-weight-complex="normal" style:font-name="Arial" fo:color="#ce181e"/>
    </style:style>
    <style:style style:name="T37" style:family="text">
      <style:text-properties style:text-line-through-mode="continuous" style:font-weight-complex="normal" style:text-outline="false" fo:font-style="normal" style:text-line-through-type="none" style:text-underline-style="none" style:text-underline-color="font-color" fo:font-weight="normal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style:font-weight-asian="normal" style:font-name="Arial" fo:font-size="10pt"/>
    </style:style>
    <style:style style:name="T38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style:font-name="Arial" fo:font-size="10pt" fo:color="#ce181e" fo:font-weight="bold" style:font-weight-asian="bold" style:font-weight-complex="bold"/>
    </style:style>
    <style:style style:name="T39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fo:color="#ce181e" fo:font-weight="bold" style:font-weight-asian="bold" style:font-weight-complex="bold" style:font-name="Liberation Sans"/>
    </style:style>
    <style:style style:name="T40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weight-complex="normal" style:font-weight-asian="normal" style:font-name="Arial" fo:font-weight="normal"/>
    </style:style>
    <style:style style:name="T41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weight-complex="normal" style:font-weight-asian="normal" fo:font-weight="normal" style:font-name="Arial"/>
    </style:style>
    <style:style style:name="T42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name="Arial" style:font-weight-complex="bold" style:font-weight-asian="bold" fo:color="#ce181e" fo:font-weight="bold"/>
    </style:style>
    <style:style style:name="T43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weight-complex="bold" style:font-weight-asian="bold" fo:color="#ce181e" fo:font-weight="bold" style:font-name="Liberation Sans"/>
    </style:style>
    <style:style style:name="T44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name="Arial" fo:font-weight="normal" style:font-weight-asian="normal" style:font-weight-complex="normal"/>
    </style:style>
    <style:style style:name="T45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fo:font-weight="normal" style:font-weight-asian="normal" style:font-weight-complex="normal" style:font-name="Arial"/>
    </style:style>
    <style:style style:name="T46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name="Arial" style:font-weight-asian="bold" fo:color="#ce181e" fo:font-weight="bold" style:font-weight-complex="bold"/>
    </style:style>
    <style:style style:name="T47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weight-asian="bold" fo:color="#ce181e" fo:font-weight="bold" style:font-weight-complex="bold" style:font-name="Liberation Sans"/>
    </style:style>
    <style:style style:name="T48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fo:font-weight="normal" style:font-weight-complex="normal" style:font-weight-asian="normal" style:font-name="Arial"/>
    </style:style>
    <style:style style:name="T49" style:family="text">
      <style:text-properties style:text-line-through-mode="continuous" style:text-outline="false" fo:font-style="normal" style:text-line-through-type="none" style:text-underline-style="none" style:text-underline-color="font-color" style:language-complex="hi" style:country-complex="IN" style:language-asian="zh" style:country-asian="CN" fo:text-shadow="none" style:font-size-complex="10pt" style:text-overline-style="none" style:text-overline-color="font-color" style:font-size-asian="10pt" fo:language="en" fo:country="US" style:font-name-complex="FreeSans" style:font-name-asian="Noto Sans CJK SC Regular" style:font-relief="none" style:text-emphasize="none" style:font-style-complex="normal" style:font-style-asian="normal" fo:font-size="10pt" style:font-name="Arial" fo:color="#ce181e" fo:font-weight="bold" style:font-weight-asian="bold" style:font-weight-complex="bold"/>
    </style:style>
    <style:style style:name="T50" style:family="text">
      <style:text-properties style:font-name-complex="FreeSans" style:font-name="Arial" style:font-name-asian="Noto Sans CJK SC Regular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fo:font-weight="normal"/>
    </style:style>
    <style:style style:name="T51" style:family="text">
      <style:text-properties style:font-name-complex="FreeSans" style:font-name-asian="Noto Sans CJK SC Regular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fo:font-weight="normal" style:font-name="Arial" fo:color="#ce181e"/>
    </style:style>
    <style:style style:name="T52" style:family="text">
      <style:text-properties style:font-name-complex="FreeSans" style:font-name-asian="Noto Sans CJK SC Regular" style:text-overline-style="none" style:text-overline-color="font-color" style:font-size-asian="10pt" style:font-size-complex="10pt" style:font-weight-asian="normal" style:font-weight-complex="normal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fo:font-weight="normal" style:font-name="Arial" style:use-window-font-color="true"/>
    </style:style>
    <style:style style:name="T53" style:family="text">
      <style:text-properties style:font-name-complex="FreeSans" style:font-name-asian="Noto Sans CJK SC Regular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style:font-name="Arial"/>
    </style:style>
    <style:style style:name="T54" style:family="text">
      <style:text-properties style:font-name-complex="FreeSans" style:font-name-asian="Noto Sans CJK SC Regular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style:font-name="Arial" fo:color="#ce181e" fo:font-weight="bold" style:font-weight-asian="bold" style:font-weight-complex="bold"/>
    </style:style>
    <style:style style:name="T55" style:family="text">
      <style:text-properties style:font-name-complex="FreeSans" style:font-name-asian="Noto Sans CJK SC Regular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style:font-name="Arial" fo:font-weight="normal" style:font-weight-asian="normal" style:font-weight-complex="normal"/>
    </style:style>
    <style:style style:name="T56" style:family="text">
      <style:text-properties style:font-name-complex="FreeSans" style:font-name-asian="Noto Sans CJK SC Regular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fo:font-weight="normal" style:font-weight-asian="normal" style:font-weight-complex="normal" style:font-name="Arial"/>
    </style:style>
    <style:style style:name="T57" style:family="text">
      <style:text-properties style:font-name-complex="FreeSans" style:font-name-asian="Noto Sans CJK SC Regular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fo:font-weight="normal" style:font-weight-asian="normal" style:font-weight-complex="normal" style:font-name="Arial" fo:color="#ce181e"/>
    </style:style>
    <style:style style:name="T58" style:family="text">
      <style:text-properties style:font-name-complex="FreeSans" style:font-name-asian="Noto Sans CJK SC Regular" style:text-overline-style="none" style:text-overline-color="font-color" style:font-size-asian="10pt" style:font-size-complex="10pt" style:font-style-asian="normal" style:font-style-complex="normal" style:text-emphasize="none" style:font-relief="none" style:text-underline-style="none" style:text-underline-color="font-color" style:text-line-through-type="none" fo:font-style="normal" style:text-outline="false" fo:text-shadow="none" style:text-line-through-mode="continuous" fo:language="en" fo:country="US" fo:font-size="10pt" style:language-complex="hi" style:country-complex="IN" style:language-asian="zh" style:country-asian="CN" fo:font-weight="normal" style:font-weight-asian="normal" style:font-weight-complex="normal" style:font-name="Arial" style:use-window-font-color="true"/>
    </style:style>
    <style:style style:name="T59" style:family="text">
      <style:text-properties fo:color="#ce181e" fo:font-weight="bold" style:font-weight-asian="bold" style:font-weight-complex="bold"/>
    </style:style>
    <style:style style:name="T60" style:family="text">
      <style:text-properties style:font-name="Ari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61" style:family="text">
      <style:text-properties style:font-name="Arial" fo:font-size="10pt" style:font-relief="none" style:text-emphasize="none" style:font-style-complex="normal" style:font-style-asian="normal" style:font-size-complex="10pt" style:font-size-asian="10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/>
    </style:style>
    <style:style style:name="T62" style:family="text">
      <style:text-properties fo:font-size="10pt" style:font-relief="none" style:text-emphasize="none" style:font-style-complex="normal" style:font-style-asian="normal" style:font-size-complex="10pt" style:font-size-asian="10pt" style:font-name-complex="FreeSans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color="#ce181e" fo:font-weight="bold" style:font-weight-asian="bold" style:font-weight-complex="bold" style:font-name="Liberation Sans"/>
    </style:style>
    <style:style style:name="T63" style:family="text">
      <style:text-properties style:font-name-complex="FreeSans" style:language-asian="zh" style:country-asian="CN" style:font-name-asian="Noto Sans CJK SC Regular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 style:font-name="Arial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 fo:font-size="10pt"/>
    </style:style>
    <style:style style:name="T64" style:family="text">
      <style:text-properties style:font-name-complex="FreeSans" style:language-asian="zh" style:country-asian="CN" style:font-name-asian="Noto Sans CJK SC Regular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Arial" style:font-size-asian="10pt" style:font-size-complex="10pt" style:font-style-asian="normal" style:font-style-complex="normal" style:text-emphasize="none" style:font-relief="none" style:language-complex="hi" style:country-complex="IN" fo:font-size="10pt" fo:font-weight="bold" style:font-weight-asian="bold" fo:color="#ce181e" style:font-weight-complex="bold"/>
    </style:style>
    <style:style style:name="T65" style:family="text">
      <style:text-properties style:font-name-complex="FreeSans" style:language-asian="zh" style:country-asian="CN" style:font-name-asian="Noto Sans CJK SC Regular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name="Arial" style:font-size-asian="10pt" style:font-size-complex="10pt" style:font-style-asian="normal" style:font-style-complex="normal" style:text-emphasize="none" style:font-relief="none" style:language-complex="hi" style:country-complex="IN" fo:font-size="10pt" fo:font-weight="normal" style:font-weight-asian="normal" style:font-weight-complex="normal"/>
    </style:style>
    <style:style style:name="T66" style:family="text">
      <style:text-properties style:font-name-complex="FreeSans" style:language-asian="zh" style:country-asian="CN" style:font-name-asian="Noto Sans CJK SC Regular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 style:font-style-asian="normal" style:font-style-complex="normal" style:text-emphasize="none" style:font-relief="none" style:language-complex="hi" style:country-complex="IN" fo:font-size="10pt" fo:font-weight="normal" style:font-weight-asian="normal" style:font-weight-complex="normal" style:font-name="Arial"/>
    </style:style>
    <style:style style:name="T67" style:family="text">
      <style:text-properties style:font-name-complex="FreeSans" style:language-asian="zh" style:country-asian="CN" style:font-name-asian="Noto Sans CJK SC Regular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 style:font-style-asian="normal" style:font-style-complex="normal" style:text-emphasize="none" style:font-relief="none" style:language-complex="hi" style:country-complex="IN" fo:font-size="10pt" style:font-name="Arial" fo:color="#ce181e" fo:font-weight="bold" style:font-weight-asian="bold" style:font-weight-complex="bold"/>
    </style:style>
    <style:style style:name="T68" style:family="text">
      <style:text-properties style:font-name-complex="FreeSans" style:language-asian="zh" style:country-asian="CN" style:font-name-asian="Noto Sans CJK SC Regular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asian="10pt" style:font-size-complex="10pt" style:font-style-asian="normal" style:font-style-complex="normal" style:text-emphasize="none" style:font-relief="none" style:language-complex="hi" style:country-complex="IN" fo:font-size="10pt" style:font-name="Arial" fo:font-weight="normal" style:font-weight-asian="normal" style:font-weight-complex="normal"/>
    </style:style>
    <style:style style:name="T69" style:family="text">
      <style:text-properties fo:font-weight="bold" style:font-weight-asian="bold" style:font-weight-complex="bold" fo:color="#2a6099"/>
    </style:style>
    <style:style style:name="T70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72" style:family="text">
      <style:text-properties style:font-size-complex="10pt" style:font-relief="none" style:font-style-complex="normal" style:font-weight-complex="normal" style:font-name-complex="FreeSans" style:language-complex="hi" style:country-complex="IN" fo:language="en" fo:country="US" fo:text-shadow="none" fo:font-style="normal" style:text-underline-style="none" style:text-underline-color="font-color" fo:font-size="10pt" style:font-name="Arial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mus_GRCm39_IRG_prot_names_corresp_orthofind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2" table:default-cell-style-name="ce5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Orthogroup </text:p>
          </table:table-cell>
          <table:table-cell table:style-name="ce1" office:value-type="string" calcext:value-type="string">
            <text:p>Maur_GCF_000349665.1_MesAur1.0_protein</text:p>
          </table:table-cell>
          <table:table-cell table:style-name="ce1" office:value-type="string" calcext:value-type="string">
            <text:p>Mmus_GCF_000001635.27_GRCm39_protein (<text:span text:style-name="T2">gene in parentheses</text:span>)</text:p>
          </table:table-cell>
          <table:table-cell table:style-name="ce1" office:value-type="string" calcext:value-type="string">
            <text:p>Moch_GCF_000317375.1_MicOch1.0_protein</text:p>
          </table:table-cell>
          <table:table-cell table:style-name="ce4" office:value-type="string" calcext:value-type="string">
            <text:p>Pman_GCF_000500345.1_Pman_1.0_protein</text:p>
          </table:table-cell>
          <table:table-cell table:style-name="ce1" office:value-type="string" calcext:value-type="string">
            <text:p>Rnor_GCF_000001895.5_Rnor_6.0_protein, </text:p>
          </table:table-cell>
          <table:table-cell table:style-name="ce1" office:value-type="string" calcext:value-type="string">
            <text:p>Rrat_GCF_011064425.1_Rrattus_CSIRO_v1_protein</text:p>
          </table:table-cell>
          <table:table-cell table:style-name="ce6"/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OG0001003</text:p>
          </table:table-cell>
          <table:table-cell office:value-type="string" calcext:value-type="string">
            <text:p><text:span text:style-name="T1">1 orthologue:</text:span></text:p>
            <text:p>XP_005088064.1 (LOC101838193, interferon-inducible GTPase 1-like, unplaced scaffold)</text:p>
          </table:table-cell>
          <table:table-cell office:value-type="string" calcext:value-type="string">
            <text:p><text:span text:style-name="T3">2 orthologues:</text:span></text:p>
            <text:p><text:span text:style-name="T4">NP_001028939.1 (</text:span><text:span text:style-name="T5">Irga2=Gm4951</text:span><text:span text:style-name="T6">), NP_001139747.1 </text:span><text:span text:style-name="T7">(</text:span><text:span text:style-name="T8">Irga6</text:span><text:span text:style-name="T7">)</text:span><text:span text:style-name="T7">, NP_068564.4 </text:span><text:span text:style-name="T7">(</text:span><text:span text:style-name="T9">Irga6=Iigp1</text:span><text:span text:style-name="T10">),</text:span><text:span text:style-name="T11"> XP_006525988.1 </text:span><text:span text:style-name="T11">(</text:span><text:span text:style-name="T12">Irga2</text:span><text:span text:style-name="T13">)</text:span><text:span text:style-name="T11">, XP_011245230.1 (</text:span><text:span text:style-name="T14">Irga2</text:span><text:span text:style-name="T15">)</text:span><text:span text:style-name="T16">, XP_011245231.1 </text:span><text:span text:style-name="T17">(</text:span><text:span text:style-name="T18">Irga2</text:span><text:span text:style-name="T19">)</text:span><text:span text:style-name="T16">, XP_011245280.1 </text:span><text:span text:style-name="T17">(</text:span><text:span text:style-name="T18">Irga6</text:span><text:span text:style-name="T17">)</text:span><text:span text:style-name="T17">, XP_011245281.1 </text:span><text:span text:style-name="T17">(</text:span><text:span text:style-name="T18">Irga6</text:span><text:span text:style-name="T17">)</text:span><text:span text:style-name="T17">, XP_011245282.1 </text:span><text:span text:style-name="T17">(</text:span><text:span text:style-name="T18">Irga6</text:span><text:span text:style-name="T17">)</text:span><text:span text:style-name="T17">, XP_030106417.1 </text:span><text:span text:style-name="T17">(</text:span><text:span text:style-name="T18">Irga6</text:span><text:span text:style-name="T17">)</text:span><text:span text:style-name="T17">, XP_030106419.1 </text:span><text:span text:style-name="T17">(</text:span><text:span text:style-name="T18">Irga6</text:span><text:span text:style-name="T17">)</text:span><text:span text:style-name="T17">, XP_036017120.1 </text:span><text:span text:style-name="T17">(</text:span><text:span text:style-name="T18">Irga6</text:span><text:span text:style-name="T17">)</text:span></text:p>
          </table:table-cell>
          <table:table-cell office:value-type="string" calcext:value-type="string">
            <text:p><text:span text:style-name="T69">2 orthologues:</text:span></text:p>
            <text:p>XP_005356193.1 </text:p>
            <text:p>(interferon-inducible GTPase 1-like, Chr18, NC_022020.1: 46076349-46085200),</text:p>
            <text:p><text:span text:style-name="T70">XP_005356194.1 </text:span></text:p>
            <text:p><text:span text:style-name="T70">(interferon-inducible GTPase 1-like, Chr18, </text:span><text:span text:style-name="T71">NC_022020.1:</text:span> 46093399-46098342)</text:p>
          </table:table-cell>
          <table:table-cell office:value-type="string" calcext:value-type="string">
            <text:p>XP_006985176.1 </text:p>
            <text:p>(interferon-inducible GTPase 1-like, unplaced scaffold, NW_006501285.1:22059..47079), </text:p>
            <text:p>XP_006985177.1</text:p>
            <text:p><text:span text:style-name="T70">(interferon-inducible GTPase 1-like, unplaced scaffold, NW_006501285.1:22059..47079),</text:span></text:p>
            <text:p><text:span text:style-name="T70">XP_015859150.1</text:span></text:p>
            <text:p><text:span text:style-name="T72">(interferon-inducible GTPase 1-like, unplaced scaffold, NW_006501285.1:22059..47079),</text:span></text:p>
            <text:p>XP_006993075.1</text:p>
            <text:p>(interferon-inducible GTPase 1-like, unplaced scaffold, NW_006501673.1:50087-56097),</text:p>
            <text:p>XP_006993076.1</text:p>
            <text:p><text:span text:style-name="T70">(interferon-inducible GTPase 1-like, </text:span><text:span text:style-name="T71">unplaced scaffold,</text:span> NW_006501673.1:84134-86970),</text:p>
            <text:p>XP_006998882.2</text:p>
            <text:p><text:span text:style-name="T70">(interferon-inducible GTPase 1-like,  </text:span><text:span text:style-name="T71">unplaced scaffold,</text:span> NW_006508649.1:c3961:6721), </text:p>
            <text:p>XP_015842019.1</text:p>
            <text:p>(interferon-inducible GTPase 1-like, unplaced scaffold, NW_006501673.1:c8594:17082</text:p>
          </table:table-cell>
          <table:table-cell office:value-type="string" calcext:value-type="string">
            <text:p>NP_001012353.1, NP_001020055.1, XP_003751840.2, XP_006254819.1, XP_006254820.1, XP_006254821.1, XP_008770418.1</text:p>
          </table:table-cell>
          <table:table-cell office:value-type="string" calcext:value-type="string">
            <text:p>XP_032741871.1, XP_032741928.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G0002096</text:p>
          </table:table-cell>
          <table:table-cell office:value-type="string" calcext:value-type="string">
            <text:p>XP_005074760.1, XP_005074787.1, XP_005074789.1, XP_012972219.1, XP_021085530.1</text:p>
          </table:table-cell>
          <table:table-cell office:value-type="string" calcext:value-type="string">
            <text:p><text:span text:style-name="T20">NP_001030031.2 (</text:span><text:span text:style-name="T21">Irga3=Gm4841</text:span><text:span text:style-name="T20">), NP_001094945.1 (</text:span><text:span text:style-name="T22">Irga4=F830016B08Rik</text:span><text:span text:style-name="T23">), XP_006525989.1 (</text:span><text:span text:style-name="T24">Irga4</text:span>)</text:p>
          </table:table-cell>
          <table:table-cell office:value-type="string" calcext:value-type="string">
            <text:p>XP_005356195.1, XP_005356197.1, XP_005356198.1, XP_005356199.1, XP_005356201.1, XP_005356202.1, XP_005356443.1, XP_005356444.1</text:p>
          </table:table-cell>
          <table:table-cell office:value-type="string" calcext:value-type="string">
            <text:p>XP_006985178.1, XP_006985180.1, XP_015859152.1, XP_015859153.1</text:p>
          </table:table-cell>
          <table:table-cell office:value-type="string" calcext:value-type="string">
            <text:p>XP_017456600.1, XP_225905.4</text:p>
          </table:table-cell>
          <table:table-cell office:value-type="string" calcext:value-type="string">
            <text:p>XP_032741668.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OG0004621</text:p>
          </table:table-cell>
          <table:table-cell office:value-type="string" calcext:value-type="string">
            <text:p>XP_005088136.3</text:p>
          </table:table-cell>
          <table:table-cell office:value-type="string" calcext:value-type="string">
            <text:p><text:span text:style-name="T25">NP_001342686.1 (</text:span><text:span text:style-name="T26">Irgm1</text:span><text:span text:style-name="T27">), NP_032352.1 </text:span><text:span text:style-name="T28"> (</text:span><text:span text:style-name="T29">Irgm1</text:span><text:span text:style-name="T28">)</text:span><text:span text:style-name="T28">,  XP_011247066.1 </text:span><text:span text:style-name="T28">(</text:span><text:span text:style-name="T29">Irgm1</text:span><text:span text:style-name="T28">)</text:span><text:span text:style-name="T28">, XP_030101456.1 </text:span><text:span text:style-name="T28">(</text:span><text:span text:style-name="T29">Irgm1</text:span><text:span text:style-name="T28">)</text:span></text:p>
          </table:table-cell>
          <table:table-cell office:value-type="string" calcext:value-type="string">
            <text:p>XP_005350249.1, XP_013202471.1, XP_013202472.1, XP_013202473.1</text:p>
          </table:table-cell>
          <table:table-cell office:value-type="string" calcext:value-type="string">
            <text:p>XP_006987194.1, XP_006987195.1</text:p>
          </table:table-cell>
          <table:table-cell office:value-type="string" calcext:value-type="string">
            <text:p>NP_001012007.1, XP_006246240.1, XP_006246241.1</text:p>
          </table:table-cell>
          <table:table-cell office:value-type="string" calcext:value-type="string">
            <text:p>XP_032769505.1, XP_032769508.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OG0005944</text:p>
          </table:table-cell>
          <table:table-cell office:value-type="string" calcext:value-type="string">
            <text:p>XP_021078846.1</text:p>
          </table:table-cell>
          <table:table-cell office:value-type="string" calcext:value-type="string">
            <text:p><text:span text:style-name="T30">NP_001344962.1 </text:span><text:span text:style-name="T31"> (</text:span><text:span text:style-name="T32">Irgc</text:span><text:span text:style-name="T31">)</text:span><text:span text:style-name="T31">, NP_001344963.1 (</text:span><text:span text:style-name="T33">Irgc=Irgc1</text:span><text:span text:style-name="T34">), NP_950178.2</text:span><text:span text:style-name="T35"> (</text:span><text:span text:style-name="T36">Irgc</text:span><text:span text:style-name="T35">)</text:span></text:p>
          </table:table-cell>
          <table:table-cell office:value-type="string" calcext:value-type="string">
            <text:p>XP_005361162.1</text:p>
          </table:table-cell>
          <table:table-cell office:value-type="string" calcext:value-type="string">
            <text:p>XP_006993324.1, XP_015842253.1, XP_015842254.1</text:p>
          </table:table-cell>
          <table:table-cell office:value-type="string" calcext:value-type="string">
            <text:p>NP_001014038.1, XP_006228487.1, XP_006228488.1, XP_006228489.1, XP_008757149.1</text:p>
          </table:table-cell>
          <table:table-cell office:value-type="string" calcext:value-type="string">
            <text:p>XP_032752091.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OG0006597</text:p>
          </table:table-cell>
          <table:table-cell office:value-type="string" calcext:value-type="string">
            <text:p>XP_005088649.2</text:p>
          </table:table-cell>
          <table:table-cell office:value-type="string" calcext:value-type="string">
            <text:p><text:span text:style-name="T37">NP_001019401.2 (</text:span><text:span text:style-name="T38">Irgb9b8=</text:span><text:span text:style-name="T39">Gm5431</text:span><text:span text:style-name="T40">), NP_001039005.1</text:span><text:span text:style-name="T41"> (</text:span><text:span text:style-name="T42">Irgb2b1=</text:span><text:span text:style-name="T43">Gm12185</text:span><text:span text:style-name="T44">)</text:span><text:span text:style-name="T45">, NP_001108151.1 </text:span><text:span text:style-name="T45">(</text:span><text:span text:style-name="T46">Irgb3b5*=</text:span><text:span text:style-name="T47">9930111J21Rik1</text:span><text:span text:style-name="T48">)</text:span><text:span text:style-name="T48">, NP_775610.1 </text:span><text:span text:style-name="T48">(</text:span><text:span text:style-name="T49">Irgb5=9930111J21Rik2</text:span><text:span text:style-name="T44">)</text:span></text:p>
          </table:table-cell>
          <table:table-cell office:value-type="string" calcext:value-type="string">
            <text:p>XP_005350243.1, XP_005350244.1, XP_005350246.1, XP_026635962.1</text:p>
          </table:table-cell>
          <table:table-cell office:value-type="string" calcext:value-type="string">
            <text:p>XP_015861125.1</text:p>
          </table:table-cell>
          <table:table-cell office:value-type="string" calcext:value-type="string">
            <text:p>XP_220362.3</text:p>
          </table:table-cell>
          <table:table-cell office:value-type="string" calcext:value-type="string">
            <text:p>XP_032768840.1, XP_032768841.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OG0009843</text:p>
          </table:table-cell>
          <table:table-cell office:value-type="string" calcext:value-type="string">
            <text:p>XP_012970178.1</text:p>
          </table:table-cell>
          <table:table-cell office:value-type="string" calcext:value-type="string">
            <text:p><text:span text:style-name="T50">NP_001258605.1 (</text:span><text:span text:style-name="T51">Irgd</text:span><text:span text:style-name="T52">)</text:span><text:span text:style-name="T53">, NP_001258606.1 (</text:span><text:span text:style-name="T54">Irgd=Ifi47</text:span><text:span text:style-name="T55">), NP_032356.1</text:span><text:span text:style-name="T56"> (</text:span><text:span text:style-name="T57">Irgd</text:span><text:span text:style-name="T58">)</text:span></text:p>
          </table:table-cell>
          <table:table-cell office:value-type="string" calcext:value-type="string">
            <text:p>XP_013202871.1</text:p>
          </table:table-cell>
          <table:table-cell office:value-type="string" calcext:value-type="string">
            <text:p>XP_015861117.1, XP_015861118.1</text:p>
          </table:table-cell>
          <table:table-cell office:value-type="string" calcext:value-type="string">
            <text:p>NP_742016.2</text:p>
          </table:table-cell>
          <table:table-cell office:value-type="string" calcext:value-type="string">
            <text:p>XP_032769686.1, XP_032769687.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OG0011130</text:p>
          </table:table-cell>
          <table:table-cell office:value-type="string" calcext:value-type="string">
            <text:p>XP_005086389.1</text:p>
          </table:table-cell>
          <table:table-cell office:value-type="string" calcext:value-type="string">
            <text:p>NP_694774.3 (<text:span text:style-name="T59">Irgq</text:span>)</text:p>
          </table:table-cell>
          <table:table-cell office:value-type="string" calcext:value-type="string">
            <text:p>XP_005361166.1</text:p>
          </table:table-cell>
          <table:table-cell office:value-type="string" calcext:value-type="string">
            <text:p>XP_006993314.1, XP_015842271.1, XP_015842272.1</text:p>
          </table:table-cell>
          <table:table-cell office:value-type="string" calcext:value-type="string">
            <text:p>NP_001129214.2, XP_006228472.1</text:p>
          </table:table-cell>
          <table:table-cell office:value-type="string" calcext:value-type="string">
            <text:p>XP_032750106.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OG0011253</text:p>
          </table:table-cell>
          <table:table-cell office:value-type="string" calcext:value-type="string">
            <text:p>XP_012967210.1</text:p>
          </table:table-cell>
          <table:table-cell office:value-type="string" calcext:value-type="string">
            <text:p>NP_062313.3 (<text:span text:style-name="T59">Irgm2</text:span>)</text:p>
          </table:table-cell>
          <table:table-cell office:value-type="string" calcext:value-type="string">
            <text:p>XP_005350075.1</text:p>
          </table:table-cell>
          <table:table-cell office:value-type="string" calcext:value-type="string">
            <text:p>XP_006984970.1, XP_006984971.1, XP_015858981.1</text:p>
          </table:table-cell>
          <table:table-cell office:value-type="string" calcext:value-type="string">
            <text:p>XP_008765968.1, XP_008765970.1</text:p>
          </table:table-cell>
          <table:table-cell office:value-type="string" calcext:value-type="string">
            <text:p>XP_03276886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0014137</text:p>
          </table:table-cell>
          <table:table-cell office:value-type="string" calcext:value-type="string">
            <text:p>XP_005067949.1, XP_012966903.1</text:p>
          </table:table-cell>
          <table:table-cell office:value-type="string" calcext:value-type="string">
            <text:p><text:span text:style-name="T60">NP_001128587.1 (</text:span><text:span text:style-name="T61">Irgb10=</text:span><text:span text:style-name="T62">Gm12250</text:span>)</text:p>
          </table:table-cell>
          <table:table-cell office:value-type="string" calcext:value-type="string">
            <text:p>XP_005350077.1</text:p>
          </table:table-cell>
          <table:table-cell office:value-type="string" calcext:value-type="string">
            <text:p>XP_006984969.1</text:p>
          </table:table-cell>
          <table:table-cell office:value-type="string" calcext:value-type="string">
            <text:p>XP_006246477.2</text:p>
          </table:table-cell>
          <table:table-cell office:value-type="string" calcext:value-type="string">
            <text:p>XP_032768396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0015345</text:p>
          </table:table-cell>
          <table:table-cell office:value-type="string" calcext:value-type="string">
            <text:p>XP_012967213.1</text:p>
          </table:table-cell>
          <table:table-cell office:value-type="string" calcext:value-type="string">
            <text:p><text:span text:style-name="T60">NP_061208.3 (</text:span><text:span text:style-name="T61">Irgm3=</text:span><text:span text:style-name="T62">Igtp</text:span>)</text:p>
          </table:table-cell>
          <table:table-cell office:value-type="string" calcext:value-type="string">
            <text:p>XP_005350076.1</text:p>
          </table:table-cell>
          <table:table-cell office:value-type="string" calcext:value-type="string">
            <text:p>XP_015858982.1</text:p>
          </table:table-cell>
          <table:table-cell office:value-type="string" calcext:value-type="string">
            <text:p>NP_001008765.1, XP_006246444.1</text:p>
          </table:table-cell>
          <table:table-cell office:value-type="string" calcext:value-type="string">
            <text:p>XP_032768859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G0019503</text:p>
          </table:table-cell>
          <table:table-cell office:value-type="string" calcext:value-type="string">
            <text:p>XP_021083921.1</text:p>
          </table:table-cell>
          <table:table-cell office:value-type="string" calcext:value-type="string">
            <text:p><text:span text:style-name="T63">NP_001138636.1 (</text:span><text:span text:style-name="T64">Irgb6=Tgtp2</text:span><text:span text:style-name="T65">), </text:span></text:p>
            <text:p><text:span text:style-name="T65">NP_035709.3 </text:span><text:span text:style-name="T66">(</text:span><text:span text:style-name="T67">Irgb6*=Tgtp1</text:span><text:span text:style-name="T68">)</text:span></text:p>
          </table:table-cell>
          <table:table-cell office:value-type="string" calcext:value-type="string">
            <text:p>XP_005350245.1, XP_013202525.1</text:p>
          </table:table-cell>
          <table:table-cell office:value-type="string" calcext:value-type="string">
            <text:p>XP_006987191.1</text:p>
          </table:table-cell>
          <table:table-cell table:number-columns-repeated="1019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9T18:49:40.877537010</dc:date>
    <meta:editing-duration>PT8H39M54S</meta:editing-duration>
    <meta:editing-cycles>12</meta:editing-cycles>
    <meta:generator>LibreOffice/6.1.5.2$Linux_X86_64 LibreOffice_project/10$Build-2</meta:generator>
    <meta:document-statistic meta:table-count="1" meta:cell-count="82" meta:object-count="0"/>
  </office:meta>
</office:document-meta>
</file>